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14c59" officeooo:paragraph-rsid="00014c59"/>
    </style:style>
    <style:style style:name="P2" style:family="paragraph" style:parent-style-name="Standard">
      <style:text-properties officeooo:rsid="0001d538" officeooo:paragraph-rsid="0001d538"/>
    </style:style>
    <style:style style:name="P3" style:family="paragraph" style:parent-style-name="Standard">
      <style:text-properties officeooo:rsid="0001d538" officeooo:paragraph-rsid="0003b35e"/>
    </style:style>
    <style:style style:name="P4" style:family="paragraph" style:parent-style-name="Standard">
      <style:text-properties officeooo:rsid="00041a8c" officeooo:paragraph-rsid="00041a8c"/>
    </style:style>
    <style:style style:name="P5" style:family="paragraph" style:parent-style-name="Standard">
      <style:text-properties officeooo:rsid="000518b4" officeooo:paragraph-rsid="000518b4"/>
    </style:style>
    <style:style style:name="P6" style:family="paragraph" style:parent-style-name="Standard" style:list-style-name="L1">
      <style:text-properties officeooo:rsid="00041a8c" officeooo:paragraph-rsid="00041a8c"/>
    </style:style>
    <style:style style:name="P7" style:family="paragraph" style:parent-style-name="Standard" style:list-style-name="L2">
      <style:text-properties officeooo:rsid="00041a8c" officeooo:paragraph-rsid="00041a8c"/>
    </style:style>
    <style:style style:name="P8" style:family="paragraph" style:parent-style-name="Standard" style:list-style-name="L1">
      <style:text-properties fo:color="#000000" loext:opacity="100%" officeooo:rsid="00041a8c" officeooo:paragraph-rsid="00041a8c" fo:background-color="#ff8000"/>
    </style:style>
    <style:style style:name="P9" style:family="paragraph" style:parent-style-name="Standard" style:list-style-name="L1">
      <style:text-properties fo:color="#000000" loext:opacity="100%" officeooo:rsid="000518b4" officeooo:paragraph-rsid="000518b4" fo:background-color="#ff8000"/>
    </style:style>
    <style:style style:name="P10" style:family="paragraph" style:parent-style-name="Standard" style:list-style-name="L2">
      <style:text-properties officeooo:rsid="000518b4" officeooo:paragraph-rsid="000518b4"/>
    </style:style>
    <style:style style:name="P11" style:family="paragraph" style:parent-style-name="Standard">
      <style:text-properties officeooo:rsid="00085e6d" officeooo:paragraph-rsid="00085e6d"/>
    </style:style>
    <style:style style:name="P12" style:family="paragraph" style:parent-style-name="Standard">
      <style:text-properties officeooo:rsid="00090669" officeooo:paragraph-rsid="00090669"/>
    </style:style>
    <style:style style:name="P13" style:family="paragraph" style:parent-style-name="Standard">
      <style:text-properties officeooo:rsid="0001d538" officeooo:paragraph-rsid="0003b35e"/>
    </style:style>
    <style:style style:name="T1" style:family="text">
      <style:text-properties officeooo:rsid="0003b35e"/>
    </style:style>
    <style:style style:name="T2" style:family="text">
      <style:text-properties officeooo:rsid="000518b4"/>
    </style:style>
    <style:style style:name="T3" style:family="text">
      <style:text-properties officeooo:rsid="0006667f"/>
    </style:style>
    <style:style style:name="T4" style:family="text">
      <style:text-properties style:text-underline-style="solid" style:text-underline-width="auto" style:text-underline-color="font-color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Problemática</text:p>
      <text:p text:style-name="P12"/>
      <text:p text:style-name="P1">Existen varios sitios de alquiler temporarios, o por temporadas como booking, airbnb, y otros , pero uno solo en el que acerque inquilinos a propiedades con fin de vivienda familiar,la búsqueda por parte de un inquilino como norma general implica visitar una administradora o inmobiliaria como primer contacto, para a posterior y luego del ofrecimiento de varias ofertas visitar la propiedad o propiedades de interés, con toda la gestión de tiempo que esto significa,interrumpir horarios de trabajo, almuerzo,moverse por distintos puntos de larga distancia etc.</text:p>
      <text:p text:style-name="P2">Otro punto a destacar es que muy pocas veces se informa el valor de alquiler en publicaciones por redes sociales o diarios, nuevamente dirigiendo al potencial inquilino a la visita forzada,en ocasiones para retirarse sin ninguna propiedad que le haya despertado interés, o habiendo deseado poder haber aprovechado su tiempo de otra forma,pensando, “si me hubieran dicho esto antes…”.</text:p>
      <text:p text:style-name="P2">Obviamente ademas de ubicación y costo, existen inquilinos que tienen en cuenta que servicios, infraestructuras o comodidades cuentan las potenciales propiedades, ¿esta cerca de un hospital?¿cerca de una escuela?¿a cuanto tiempo esta del centro de la ciudad?esto tampoco se informa o es tenido en cuenta muy poco, y por experiencia propia las inmobiliarias no explotan todo el potencial que puede tener una propiedad.</text:p>
      <text:p text:style-name="P2">Muchas inmobiliarias tienen su propia pagina web,pero con información poco detallada, obligando al potencial inquilino a visitar cada una de esas paginas, buscarles por redes sociales,llamadas por teléfono, como se dijo antes, tiempo….</text:p>
      <text:p text:style-name="P2"/>
      <text:p text:style-name="P12">Propuesta de Solución.</text:p>
      <text:p text:style-name="P12"/>
      <text:p text:style-name="P2">Alquila-me</text:p>
      <text:p text:style-name="P3">Se propone como solución un enfoque distinto,en el que sean las inmobiliarias,administradoras y <text:span text:style-name="T1">dueños los que se acerquen a los potenciales inquilinos,Alquila-me es el punto en común para ambos, colaborando con los potenciales inquilinos en la búsqueda de su próxima vivienda,la búsqueda se realiza en un solo punto y para los administradores e inmobiliarias un punto de exposición único también supone una ventaja. </text:span><text:span text:style-name="T2">Además Alquila-me proporciona una plataforma de gestión </text:span></text:p>
      <text:p text:style-name="P3"/>
      <text:p text:style-name="P12">Objetivos.</text:p>
      <text:p text:style-name="P12"/>
      <text:p text:style-name="P4">Inquilinos</text:p>
      <text:p text:style-name="P4"/>
      <text:list text:style-name="L1">
        <text:list-item>
          <text:p text:style-name="P6">Búsqueda y filtro en base a preferencias</text:p>
        </text:list-item>
        <text:list-item>
          <text:p text:style-name="P6">Ubicación en mapa</text:p>
        </text:list-item>
        <text:list-item>
          <text:p text:style-name="P6">Un solo punto de búsqueda</text:p>
        </text:list-item>
        <text:list-item>
          <text:p text:style-name="P8">Ahorro de tiempo a través de pre-aprobación<text:span text:style-name="T3">(explicar)</text:span></text:p>
        </text:list-item>
        <text:list-item>
          <text:p text:style-name="P6">Acceso rápido a costos ,ubicación y requisitos <text:s/>de alquiler</text:p>
        </text:list-item>
        <text:list-item>
          <text:p text:style-name="P6">Comparación entre dos o mas propiedades en vista</text:p>
        </text:list-item>
        <text:list-item>
          <text:p text:style-name="P6">Acceso a información complementaria</text:p>
        </text:list-item>
        <text:list-item>
          <text:p text:style-name="P9">Plataforma de pago<text:span text:style-name="T3">(explicar)</text:span></text:p>
        </text:list-item>
      </text:list>
      <text:p text:style-name="P4"/>
      <text:p text:style-name="P4">Administradores/Inmobiliarias</text:p>
      <text:p text:style-name="P4"/>
      <text:list text:style-name="L2">
        <text:list-item>
          <text:p text:style-name="P7">Acceso rápido y sencillo a potenciales inquilinos</text:p>
        </text:list-item>
        <text:list-item>
          <text:p text:style-name="P7">Alta,baja y modificación sencilla de las publicaciones</text:p>
        </text:list-item>
        <text:list-item>
          <text:p text:style-name="P10">Generación <text:s/>de contrato de alquiler a través de la plataforma</text:p>
        </text:list-item>
        <text:list-item>
          <text:p text:style-name="P10">Recordatorio de impagos</text:p>
        </text:list-item>
        <text:list-item>
          <text:p text:style-name="P10">Recordatorio de vencimientos de alquiler</text:p>
        </text:list-item>
        <text:list-item>
          <text:p text:style-name="P10">gestión de cobranzas</text:p>
        </text:list-item>
      </text:list>
      <text:p text:style-name="P11"><text:soft-page-break/>Idea de negocio.</text:p>
      <text:p text:style-name="P12">La idea de negocio se basa en <text:span text:style-name="T4"/></text:p>
      <text:p text:style-name="P5"/>
      <text:p text:style-name="P5"/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5T20:36:02.294768328</meta:creation-date>
    <dc:date>2024-03-16T18:16:12.440250254</dc:date>
    <meta:editing-duration>PT24M43S</meta:editing-duration>
    <meta:editing-cycles>2</meta:editing-cycles>
    <meta:generator>LibreOffice/24.2.1.2$Linux_X86_64 LibreOffice_project/47cb2a8f5842ca5ed1da82b752a3c58b1b107b25</meta:generator>
    <meta:document-statistic meta:table-count="0" meta:image-count="0" meta:object-count="0" meta:page-count="2" meta:paragraph-count="27" meta:word-count="423" meta:character-count="2774" meta:non-whitespace-character-count="2388"/>
  </office:meta>
</office:document-meta>
</file>